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9.9cm"/>
    </style:style>
    <style:style style:name="gr9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2" fo:font-size="28pt" style:font-name-asian="メイリオ" style:font-size-asian="28pt" style:font-size-complex="28pt"/>
    </style:style>
    <style:style style:name="P5" style:family="paragraph">
      <style:text-properties fo:color="#006699" style:font-name="Segoe UI2" fo:font-size="40pt" style:font-name-asian="メイリオ" style:font-size-asian="40pt" style:font-size-complex="40pt"/>
    </style:style>
    <style:style style:name="P6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333333" style:font-name="Segoe UI2" fo:font-size="24pt" fo:font-weight="bold" style:font-name-asian="メイリオ" style:font-size-asian="24pt" style:font-weight-asian="bold" style:font-size-complex="24pt" style:font-weight-complex="bold"/>
    </style:style>
    <style:style style:name="P9" style:family="paragraph">
      <style:text-properties fo:color="#333333" style:font-name="Segoe UI2" fo:font-size="36pt" fo:font-weight="bold" style:font-name-asian="メイリオ" style:font-size-asian="36pt" style:font-weight-asian="bold" style:font-size-complex="36pt" style:font-weight-complex="bold"/>
    </style:style>
    <style:style style:name="P10" style:family="paragraph">
      <style:text-properties fo:color="#333333" style:font-name="Segoe UI2" fo:font-size="32pt" fo:font-weight="bold" style:font-name-asian="メイリオ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color="#006699"/>
    </style:style>
    <style:style style:name="P13" style:family="paragraph">
      <style:paragraph-properties fo:text-align="center"/>
      <style:text-properties fo:color="#996600"/>
    </style:style>
    <style:style style:name="P14" style:family="paragraph">
      <style:text-properties style:font-size-asian="20pt"/>
    </style:style>
    <style:style style:name="P15" style:family="paragraph">
      <style:text-properties fo:color="#333333"/>
    </style:style>
    <style:style style:name="T1" style:family="text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T2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2" fo:font-size="28pt" style:font-name-asian="メイリオ" style:font-size-asian="28pt" style:font-size-complex="28pt"/>
    </style:style>
    <style:style style:name="T4" style:family="text">
      <style:text-properties fo:color="#006699" style:font-name="Segoe UI2" fo:font-size="40pt" style:font-name-asian="メイリオ" style:font-size-asian="40pt" style:font-size-complex="40pt"/>
    </style:style>
    <style:style style:name="T5" style:family="text">
      <style:text-properties fo:color="#333333" style:font-name="Segoe UI2" fo:font-size="24pt" style:font-name-asian="メイリオ" style:font-size-asian="24pt" style:font-size-complex="24pt"/>
    </style:style>
    <style:style style:name="T6" style:family="text">
      <style:text-properties fo:color="#333333" style:font-name="Segoe UI2" fo:font-size="36pt" style:font-name-asian="メイリオ" style:font-size-asian="36pt" style:font-size-complex="36pt"/>
    </style:style>
    <style:style style:name="T7" style:family="text">
      <style:text-properties fo:color="#333333" style:font-name="Segoe UI2" fo:font-size="32pt" style:font-name-asian="メイリオ" style:font-size-asian="32pt" style:font-size-complex="32pt"/>
    </style:style>
    <style:style style:name="T8" style:family="text"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T9" style:family="text">
      <style:text-properties fo:color="#333333" style:font-name="Segoe UI2" fo:font-size="26pt" style:font-name-asian="メイリオ" style:font-size-asian="26pt" style:font-size-complex="26pt"/>
    </style:style>
    <style:style style:name="T10" style:family="text">
      <style:text-properties fo:color="#006699"/>
    </style:style>
    <style:style style:name="T11" style:family="text">
      <style:text-properties fo:color="#006699" fo:font-size="24pt" style:font-size-asian="24pt" style:font-size-complex="24pt"/>
    </style:style>
    <style:style style:name="T12" style:family="text">
      <style:text-properties fo:color="#006699" fo:font-size="32pt" style:font-size-asian="32pt" style:font-size-complex="32pt"/>
    </style:style>
    <style:style style:name="T13" style:family="text">
      <style:text-properties fo:color="#006699" fo:font-size="36pt" style:font-size-asian="36pt" style:font-size-complex="36pt"/>
    </style:style>
    <style:style style:name="T14" style:family="text">
      <style:text-properties fo:color="#996600"/>
    </style:style>
    <style:style style:name="T15" style:family="text">
      <style:text-properties fo:color="#996600" fo:font-size="24pt" style:font-size-asian="24pt" style:font-size-complex="24pt"/>
    </style:style>
    <style:style style:name="T16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><text:span text:style-name="T3">www.gura-lang.org</text:span></text:p>
          </draw:text-box>
        </draw:frame>
        <draw:frame draw:style-name="gr2" draw:text-style-name="P6" draw:layer="layout" svg:width="11.737cm" svg:height="1.559cm" svg:x="8.006cm" svg:y="16.841cm">
          <draw:text-box>
            <text:p text:style-name="P7"><text:span text:style-name="T3">Copyright © 2014 ypsita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8" draw:layer="layout" svg:width="2.195cm" svg:height="1.521cm" svg:x="0.6cm" svg:y="5.8cm">
          <draw:text-box>
            <text:p><text:span text:style-name="T5">名前</text:span></text:p>
          </draw:text-box>
        </draw:frame>
        <draw:frame draw:style-name="gr2" draw:text-style-name="P8" draw:layer="layout" svg:width="2.195cm" svg:height="1.521cm" svg:x="0.8cm" svg:y="14.423cm">
          <draw:text-box>
            <text:p><text:span text:style-name="T5">現職</text:span></text:p>
          </draw:text-box>
        </draw:frame>
        <draw:frame draw:style-name="gr5" draw:text-style-name="P9" draw:layer="layout" svg:width="10.052cm" svg:height="2.156cm" svg:x="4.948cm" svg:y="5.6cm">
          <draw:text-box>
            <text:p><text:span text:style-name="T6">斉藤 寛 </text:span><text:span text:style-name="T5">(</text:span><text:span text:style-name="T5">ゆたか</text:span><text:span text:style-name="T5">)</text:span></text:p>
          </draw:text-box>
        </draw:frame>
        <draw:frame draw:style-name="gr2" draw:text-style-name="P8" draw:layer="layout" svg:width="3.889cm" svg:height="1.521cm" svg:x="0.6cm" svg:y="8.759cm">
          <draw:text-box>
            <text:p><text:span text:style-name="T5">開発経験</text:span></text:p>
          </draw:text-box>
        </draw:frame>
        <draw:frame draw:style-name="gr5" draw:text-style-name="P10" draw:layer="layout" svg:width="18.6cm" svg:height="1.965cm" svg:x="5cm" svg:y="8.826cm">
          <draw:text-box>
            <text:p><text:span text:style-name="T7">組込ファームウェア </text:span><text:span text:style-name="T5">から</text:span><text:span text:style-name="T7"> </text:span><text:span text:style-name="T7">GUI </text:span><text:span text:style-name="T5">まで</text:span></text:p>
          </draw:text-box>
        </draw:frame>
        <draw:custom-shape draw:style-name="gr6" draw:text-style-name="P11" draw:layer="layout" svg:width="14cm" svg:height="2.6cm" svg:x="6.284cm" svg:y="16.381cm">
          <text:p text:style-name="P1"><text:span text:style-name="T8">Gura </text:span><text:span text:style-name="T8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5.242cm" svg:height="1.67cm" svg:x="20.581cm" svg:y="17.471cm">
          <draw:text-box>
            <text:p><text:span text:style-name="T5">としておく</text:span></text:p>
          </draw:text-box>
        </draw:frame>
        <draw:frame draw:style-name="gr2" draw:text-style-name="P8" draw:layer="layout" svg:width="2.195cm" svg:height="1.521cm" svg:x="0.853cm" svg:y="11.762cm">
          <draw:text-box>
            <text:p><text:span text:style-name="T5">職歴</text:span></text:p>
          </draw:text-box>
        </draw:frame>
        <draw:frame draw:style-name="gr8" draw:text-style-name="P10" draw:layer="layout" svg:width="19.579cm" svg:height="1.944cm" svg:x="4.849cm" svg:y="11.6cm">
          <draw:text-box>
            <text:p><text:span text:style-name="T7">電機</text:span><text:span text:style-name="T9">メーカ</text:span><text:span text:style-name="T7">・米半導体</text:span><text:span text:style-name="T9">メーカ</text:span><text:span text:style-name="T7">・ベンチャ</text:span></text:p>
          </draw:text-box>
        </draw:frame>
        <draw:frame draw:style-name="gr5" draw:text-style-name="P9" draw:layer="layout" svg:width="5.242cm" svg:height="2.156cm" svg:x="4.948cm" svg:y="14.225cm">
          <draw:text-box>
            <text:p><text:span text:style-name="T6">無職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9" draw:text-style-name="P12" draw:layer="layout" svg:width="18cm" svg:height="2.8cm" svg:x="5cm" svg:y="16.4cm">
          <text:p text:style-name="P1"><text:span text:style-name="T10">課題 </text:span><text:span text:style-name="T11">と </text:span><text:span text:style-name="T10">将来の展望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2">Gura</text:span><text:span text:style-name="T10"> </text:span><text:span text:style-name="T11">が提供する </text:span><text:span text:style-name="T13">新しい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1">言語としての</text:span><text:span text:style-name="T10"> 当たり前の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8cm" svg:height="2.8cm" svg:x="5cm" svg:y="5.2cm">
          <text:p text:style-name="P1"><text:span text:style-name="T14">なぜ </text:span><text:span text:style-name="T15">つくったの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3" draw:text-style-name="P15" draw:layer="layout" svg:width="19.717cm" svg:height="1.944cm" svg:x="3.8cm" svg:y="6.256cm">
          <draw:text-box>
            <text:p><text:span text:style-name="T16">リスト内の数値をまとめて演算したい</text:span></text:p>
          </draw:text-box>
        </draw:frame>
        <draw:frame draw:style-name="gr3" draw:text-style-name="P15" draw:layer="layout" svg:width="7.254cm" svg:height="1.754cm" svg:x="3.8cm" svg:y="8.6cm">
          <draw:text-box>
            <text:p><text:span text:style-name="T16">f(x) = x * x / 2</text:span></text:p>
          </draw:text-box>
        </draw:frame>
        <draw:frame draw:style-name="gr3" draw:text-style-name="P15" draw:layer="layout" svg:width="12.055cm" svg:height="1.754cm" svg:x="3.588cm" svg:y="10.981cm">
          <draw:text-box>
            <text:p><text:span text:style-name="T16">x = [-3, -2, -1, 0, 1, 2, 3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っこみ上等</text:p>
          </draw:text-box>
        </draw:frame>
        <draw:frame draw:style-name="gr3" draw:layer="layout" svg:width="23.616cm" svg:height="1.965cm" svg:x="2.384cm" svg:y="8.035cm">
          <draw:text-box>
            <text:p>ベクタ演算ができる言語はもうあるんじゃね?</text:p>
          </draw:text-box>
        </draw:frame>
        <draw:frame draw:style-name="gr3" draw:layer="layout" svg:width="11.805cm" svg:height="1.944cm" svg:x="7.595cm" svg:y="16.2cm">
          <draw:text-box>
            <text:p>しばしお待ちください</text:p>
          </draw:text-box>
        </draw:frame>
        <draw:frame draw:style-name="gr3" draw:layer="layout" svg:width="8.414cm" svg:height="1.944cm" svg:x="7.595cm" svg:y="13.8cm">
          <draw:text-box>
            <text:p>後で説明します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言語としての当たり前の機能</text:p>
          </draw:text-box>
        </draw:frame>
        <draw:frame draw:style-name="gr3" draw:layer="layout" svg:width="2.763cm" svg:height="1.944cm" svg:x="4.2cm" svg:y="8.6cm">
          <draw:text-box>
            <text:p>変数</text:p>
          </draw:text-box>
        </draw:frame>
        <draw:frame draw:style-name="gr11" draw:layer="layout" svg:width="2.763cm" svg:height="1.944cm" svg:x="8.237cm" svg:y="9.256cm">
          <draw:text-box>
            <text:p>関数</text:p>
          </draw:text-box>
        </draw:frame>
        <draw:frame draw:style-name="gr3" draw:layer="layout" svg:width="9.544cm" svg:height="1.944cm" svg:x="10.656cm" svg:y="12.056cm">
          <draw:text-box>
            <text:p>オブジェクト指向</text:p>
          </draw:text-box>
        </draw:frame>
        <draw:frame draw:style-name="gr11" draw:layer="layout" svg:width="3.893cm" svg:height="1.944cm" svg:x="4cm" svg:y="15.456cm">
          <draw:text-box>
            <text:p>リスト</text:p>
          </draw:text-box>
        </draw:frame>
        <draw:frame draw:style-name="gr11" draw:layer="layout" svg:width="6.154cm" svg:height="1.944cm" svg:x="10.307cm" svg:y="15.4cm">
          <draw:text-box>
            <text:p>イテレータ</text:p>
          </draw:text-box>
        </draw:frame>
        <draw:frame draw:style-name="gr11" draw:layer="layout" svg:width="2.763cm" svg:height="1.944cm" svg:x="16.837cm" svg:y="15.6cm">
          <draw:text-box>
            <text:p>辞書</text:p>
          </draw:text-box>
        </draw:frame>
        <draw:frame draw:style-name="gr3" draw:layer="layout" svg:width="7.284cm" svg:height="1.944cm" svg:x="2.93cm" svg:y="11.404cm">
          <draw:text-box>
            <text:p>変数スコープ</text:p>
          </draw:text-box>
        </draw:frame>
        <draw:frame draw:style-name="gr11" draw:layer="layout" svg:width="11.805cm" svg:height="1.944cm" svg:x="14.8cm" svg:y="9.056cm">
          <draw:text-box>
            <text:p>レキシカルクロージャ</text:p>
          </draw:text-box>
        </draw:frame>
        <draw:frame draw:style-name="gr11" draw:layer="layout" svg:width="5.023cm" svg:height="1.944cm" svg:x="14.4cm" svg:y="6.856cm">
          <draw:text-box>
            <text:p>制御構文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が提供する新しい機能</text:p>
          </draw:text-box>
        </draw:frame>
        <draw:frame draw:style-name="gr3" draw:layer="layout" svg:width="6.154cm" svg:height="1.944cm" svg:x="3.4cm" svg:y="13.2cm">
          <draw:text-box>
            <text:p>ブロック式</text:p>
          </draw:text-box>
        </draw:frame>
        <draw:frame draw:style-name="gr3" draw:layer="layout" svg:width="9.811cm" svg:height="1.965cm" svg:x="11.799cm" svg:y="13.4cm">
          <draw:text-box>
            <text:p>Rubyを原点に発展</text:p>
          </draw:text-box>
        </draw:frame>
        <draw:frame draw:style-name="gr3" draw:layer="layout" svg:width="9.544cm" svg:height="1.944cm" svg:x="3.6cm" svg:y="6.624cm">
          <draw:text-box>
            <text:p>暗黙的マッピング</text:p>
          </draw:text-box>
        </draw:frame>
        <draw:frame draw:style-name="gr3" draw:layer="layout" svg:width="9.544cm" svg:height="1.944cm" svg:x="3.6cm" svg:y="9.368cm">
          <draw:text-box>
            <text:p>メンバマッピング</text:p>
          </draw:text-box>
        </draw:frame>
        <draw:frame draw:style-name="gr3" draw:layer="layout" svg:width="18.587cm" svg:height="1.944cm" svg:x="3.347cm" svg:y="16.587cm">
          <draw:text-box>
            <text:p>データのやりとりをスムースにする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課題と将来の展望</text:p>
          </draw:text-box>
        </draw:frame>
        <draw:frame draw:style-name="gr3" draw:layer="layout" svg:width="9.544cm" svg:height="1.944cm" svg:x="4.201cm" svg:y="8.6cm">
          <draw:text-box>
            <text:p>ガーベジコレクタ</text:p>
          </draw:text-box>
        </draw:frame>
        <draw:frame draw:style-name="gr3" draw:layer="layout" svg:width="5.023cm" svg:height="1.944cm" svg:x="4cm" svg:y="10.656cm">
          <draw:text-box>
            <text:p>中間言語</text:p>
          </draw:text-box>
        </draw:frame>
        <draw:frame draw:style-name="gr3" draw:layer="layout" svg:width="2.763cm" svg:height="1.944cm" svg:x="1.8cm" svg:y="5.4cm">
          <draw:text-box>
            <text:p>課題</text:p>
          </draw:text-box>
        </draw:frame>
        <draw:frame draw:style-name="gr3" draw:layer="layout" svg:width="6.154cm" svg:height="1.944cm" svg:x="1.8cm" svg:y="13.856cm">
          <draw:text-box>
            <text:p>将来の展望</text:p>
          </draw:text-box>
        </draw:frame>
        <draw:frame draw:style-name="gr3" draw:layer="layout" svg:width="17.457cm" svg:height="1.944cm" svg:x="3.977cm" svg:y="16.656cm">
          <draw:text-box>
            <text:p>並列コンピューティングへの応用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presentation:footer/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4T11:02:39.709000000</dc:date>
    <meta:editing-duration>PT1H42M20S</meta:editing-duration>
    <meta:editing-cycles>23</meta:editing-cycles>
    <meta:generator>LibreOffice/4.2.5.2$Windows_x86 LibreOffice_project/6ff819b65674ae6c83f3cbab9e4a4c2b292a7a94</meta:generator>
    <dc:creator>Yutaka Saito</dc:creator>
    <meta:document-statistic meta:object-count="91"/>
  </office:meta>
</office:document-meta>
</file>